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106.47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53.64mm"/>
    </style:style>
    <style:style style:name="co9" style:family="table-column">
      <style:table-column-properties fo:break-before="auto" style:column-width="46.57mm"/>
    </style:style>
    <style:style style:name="co10" style:family="table-column">
      <style:table-column-properties fo:break-before="auto" style:column-width="13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№ истории болезни</text:p>
          </table:table-cell>
          <table:table-cell office:value-type="string" calcext:value-type="string">
            <text:p>№ в архиве</text:p>
          </table:table-cell>
          <table:table-cell office:value-type="string" calcext:value-type="string">
            <text:p>Пол</text:p>
          </table:table-cell>
          <table:table-cell table:style-name="Default" office:value-type="string" calcext:value-type="string">
            <text:p>Дата рождения</text:p>
          </table:table-cell>
          <table:table-cell office:value-type="string" calcext:value-type="string">
            <text:p>Адрес</text:p>
          </table:table-cell>
          <table:table-cell office:value-type="string" calcext:value-type="string">
            <text:p>Адрес 2</text:p>
          </table:table-cell>
          <table:table-cell/>
          <table:table-cell office:value-type="string" calcext:value-type="string">
            <text:p>Экскреция оксалатов мг</text:p>
          </table:table-cell>
          <table:table-cell office:value-type="string" calcext:value-type="string">
            <text:p>Наличие оксалатов в ОАМ</text:p>
          </table:table-cell>
          <table:table-cell office:value-type="string" calcext:value-type="string">
            <text:p>год начала заболевания</text:p>
          </table:table-cell>
          <table:table-cell office:value-type="string" calcext:value-type="string">
            <text:p>Диагноз.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ж</text:p>
          </table:table-cell>
          <table:table-cell office:value-type="date" office:date-value="2000-03-04" calcext:value-type="date">
            <text:p>04.03.00</text:p>
          </table:table-cell>
          <table:table-cell office:value-type="string" calcext:value-type="string">
            <text:p>г.Иваново,ул Стефансона 12</text:p>
          </table:table-cell>
          <table:table-cell office:value-type="string" calcext:value-type="string">
            <text:p>Россия, Иваново, улица Стефенсона, 12</text:p>
          </table:table-cell>
          <table:table-cell office:value-type="string" calcext:value-type="string">
            <text:p>57.022764,41.029697</text:p>
          </table:table-cell>
          <table:table-cell office:value-type="float" office:value="17.2" calcext:value-type="float">
            <text:p>17,2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Тубулоинтерстициальный нефрит, дисметаболический, поствирусный.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ж</text:p>
          </table:table-cell>
          <table:table-cell office:value-type="date" office:date-value="2007-09-22" calcext:value-type="date">
            <text:p>22.09.07</text:p>
          </table:table-cell>
          <table:table-cell office:value-type="string" calcext:value-type="string">
            <text:p>г.Иваново, ул Дзержинского23</text:p>
          </table:table-cell>
          <table:table-cell office:value-type="string" calcext:value-type="string">
            <text:p>Россия, Иваново, улица Дзержинского, 23</text:p>
          </table:table-cell>
          <table:table-cell office:value-type="string" calcext:value-type="string">
            <text:p>57.015954,40.962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нет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Хронический пиелонефри, вторичный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ж</text:p>
          </table:table-cell>
          <table:table-cell office:value-type="date" office:date-value="2006-08-19" calcext:value-type="date">
            <text:p>19.08.06</text:p>
          </table:table-cell>
          <table:table-cell office:value-type="string" calcext:value-type="string">
            <text:p>г.Иваново, ул.Рабфаковская16</text:p>
          </table:table-cell>
          <table:table-cell office:value-type="string" calcext:value-type="string">
            <text:p>Россия, Иваново, Фрунзенский район, Рабфаковская улица, 16</text:p>
          </table:table-cell>
          <table:table-cell office:value-type="string" calcext:value-type="string">
            <text:p>57.005975,40.948202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. Дисметаболическая нефропатия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ж</text:p>
          </table:table-cell>
          <table:table-cell office:value-type="date" office:date-value="1999-05-30" calcext:value-type="date">
            <text:p>30.05.99</text:p>
          </table:table-cell>
          <table:table-cell office:value-type="string" calcext:value-type="string">
            <text:p>г.Иваново, ул, Ермака 18-8</text:p>
          </table:table-cell>
          <table:table-cell office:value-type="string" calcext:value-type="string">
            <text:p>Россия, Иваново, улица Ермака, 18</text:p>
          </table:table-cell>
          <table:table-cell office:value-type="string" calcext:value-type="string">
            <text:p>57.018222,40.964659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да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ж</text:p>
          </table:table-cell>
          <table:table-cell office:value-type="date" office:date-value="2006-11-30" calcext:value-type="date">
            <text:p>30.11.06</text:p>
          </table:table-cell>
          <table:table-cell office:value-type="string" calcext:value-type="string">
            <text:p>г.Иваново, ул Суздальская 11</text:p>
          </table:table-cell>
          <table:table-cell office:value-type="string" calcext:value-type="string">
            <text:p>Россия, Иваново, Суздальская улица, 11</text:p>
          </table:table-cell>
          <table:table-cell office:value-type="string" calcext:value-type="string">
            <text:p>56.997607,40.915243</text:p>
          </table:table-cell>
          <table:table-cell office:value-type="float" office:value="67.2" calcext:value-type="float">
            <text:p>67,2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, вторичный. Дисметаболическая нефропатия.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м</text:p>
          </table:table-cell>
          <table:table-cell office:value-type="date" office:date-value="2002-09-04" calcext:value-type="date">
            <text:p>04.09.02</text:p>
          </table:table-cell>
          <table:table-cell office:value-type="string" calcext:value-type="string">
            <text:p>г.Иваново, ул. Ульяновская38</text:p>
          </table:table-cell>
          <table:table-cell office:value-type="string" calcext:value-type="string">
            <text:p>Россия, Иваново, Ульяновская улица, 38/1</text:p>
          </table:table-cell>
          <table:table-cell office:value-type="string" calcext:value-type="string">
            <text:p>57.02202,41.022636</text:p>
          </table:table-cell>
          <table:table-cell office:value-type="float" office:value="103.2" calcext:value-type="float">
            <text:p>103,2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Дисметаболическая нефропатия 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ж</text:p>
          </table:table-cell>
          <table:table-cell office:value-type="date" office:date-value="2007-12-12" calcext:value-type="date">
            <text:p>12.12.07</text:p>
          </table:table-cell>
          <table:table-cell office:value-type="string" calcext:value-type="string">
            <text:p>г.Иванво, пр. Ленина 102</text:p>
          </table:table-cell>
          <table:table-cell office:value-type="string" calcext:value-type="string">
            <text:p>Россия, Иваново, проспект Ленина, 102/2</text:p>
          </table:table-cell>
          <table:table-cell office:value-type="string" calcext:value-type="string">
            <text:p>57.015277,40.970489</text:p>
          </table:table-cell>
          <table:table-cell office:value-type="float" office:value="153.6" calcext:value-type="float">
            <text:p>153,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ж</text:p>
          </table:table-cell>
          <table:table-cell office:value-type="date" office:date-value="2000-03-07" calcext:value-type="date">
            <text:p>07.03.00</text:p>
          </table:table-cell>
          <table:table-cell office:value-type="string" calcext:value-type="string">
            <text:p>г.Иванво, ТЭЦ 3 д.12 кв.64</text:p>
          </table:table-cell>
          <table:table-cell office:value-type="string" calcext:value-type="string">
            <text:p>Россия, Иваново, микрорайон ТЭЦ-3, 12</text:p>
          </table:table-cell>
          <table:table-cell office:value-type="string" calcext:value-type="string">
            <text:p>56.951773,41.10362</text:p>
          </table:table-cell>
          <table:table-cell office:value-type="float" office:value="180.2" calcext:value-type="float">
            <text:p>180,2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гломерулонефрит с нефритическим синдромом.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ж</text:p>
          </table:table-cell>
          <table:table-cell office:value-type="date" office:date-value="2006-11-03" calcext:value-type="date">
            <text:p>03.11.06</text:p>
          </table:table-cell>
          <table:table-cell office:value-type="string" calcext:value-type="string">
            <text:p>Ивановская область, Комсомольск, пр. Ленина, 32</text:p>
          </table:table-cell>
          <table:table-cell office:value-type="string" calcext:value-type="string">
            <text:p>Россия, Ивановская область, Комсомольск</text:p>
          </table:table-cell>
          <table:table-cell office:value-type="string" calcext:value-type="string">
            <text:p>57.027394,40.37761</text:p>
          </table:table-cell>
          <table:table-cell office:value-type="float" office:value="112.5" calcext:value-type="float">
            <text:p>112,5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Инфекция мочевывдящих путей. Дисметаболическая нефропатия.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м</text:p>
          </table:table-cell>
          <table:table-cell office:value-type="date" office:date-value="2001-08-03" calcext:value-type="date">
            <text:p>03.08.01</text:p>
          </table:table-cell>
          <table:table-cell office:value-type="string" calcext:value-type="string">
            <text:p>г.Иваново, ул, Колотилова 10</text:p>
          </table:table-cell>
          <table:table-cell office:value-type="string" calcext:value-type="string">
            <text:p>Россия, Иваново, улица Колотилова, 10</text:p>
          </table:table-cell>
          <table:table-cell office:value-type="string" calcext:value-type="string">
            <text:p>56.992072,40.99523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да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Хронический пиелонефрит,вторичный. Дисметаболическая нефропатия.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ж</text:p>
          </table:table-cell>
          <table:table-cell office:value-type="date" office:date-value="2001-05-03" calcext:value-type="date">
            <text:p>03.05.01</text:p>
          </table:table-cell>
          <table:table-cell office:value-type="string" calcext:value-type="string">
            <text:p>г.Иваново, ул,Лежневкая134</text:p>
          </table:table-cell>
          <table:table-cell office:value-type="string" calcext:value-type="string">
            <text:p>Россия, Иваново, Лежневская улица, 134</text:p>
          </table:table-cell>
          <table:table-cell office:value-type="string" calcext:value-type="string">
            <text:p>56.970795,40.972618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ж</text:p>
          </table:table-cell>
          <table:table-cell office:value-type="date" office:date-value="2009-07-20" calcext:value-type="date">
            <text:p>20.07.09</text:p>
          </table:table-cell>
          <table:table-cell office:value-type="string" calcext:value-type="string">
            <text:p>г.Иваново, ул,Чайковского49</text:p>
          </table:table-cell>
          <table:table-cell office:value-type="string" calcext:value-type="string">
            <text:p>Россия, Иваново, улица Чайковского, 49</text:p>
          </table:table-cell>
          <table:table-cell office:value-type="string" calcext:value-type="string">
            <text:p>57.014841,41.010716</text:p>
          </table:table-cell>
          <table:table-cell office:value-type="float" office:value="244.5" calcext:value-type="float">
            <text:p>244,5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Дисметаболическая нефропатия.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м</text:p>
          </table:table-cell>
          <table:table-cell office:value-type="date" office:date-value="2008-06-30" calcext:value-type="date">
            <text:p>30.06.08</text:p>
          </table:table-cell>
          <table:table-cell office:value-type="string" calcext:value-type="string">
            <text:p>г,Иваново,ул, Авдотьинская21</text:p>
          </table:table-cell>
          <table:table-cell office:value-type="string" calcext:value-type="string">
            <text:p>Россия, Иваново, Авдотьинская улица, 21</text:p>
          </table:table-cell>
          <table:table-cell office:value-type="string" calcext:value-type="string">
            <text:p>57.027556,40.922052</text:p>
          </table:table-cell>
          <table:table-cell office:value-type="float" office:value="56.8" calcext:value-type="float">
            <text:p>56,8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Интерстициальный нефрит, дисметаболический.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ж</text:p>
          </table:table-cell>
          <table:table-cell office:value-type="date" office:date-value="2011-03-28" calcext:value-type="date">
            <text:p>28.03.11</text:p>
          </table:table-cell>
          <table:table-cell office:value-type="string" calcext:value-type="string">
            <text:p>г.Иваново, ул,Мархлевского21</text:p>
          </table:table-cell>
          <table:table-cell office:value-type="string" calcext:value-type="string">
            <text:p>Россия, Иваново, улица Мархлевского, 21</text:p>
          </table:table-cell>
          <table:table-cell office:value-type="string" calcext:value-type="string">
            <text:p>57.000828,40.963833</text:p>
          </table:table-cell>
          <table:table-cell office:value-type="float" office:value="147.6" calcext:value-type="float">
            <text:p>147,6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Интерстициальный нефрит, смешанного генеза.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м</text:p>
          </table:table-cell>
          <table:table-cell office:value-type="date" office:date-value="2006-04-11" calcext:value-type="date">
            <text:p>11.04.06</text:p>
          </table:table-cell>
          <table:table-cell office:value-type="string" calcext:value-type="string">
            <text:p>г.Иваново,ул,2Ключевая 10</text:p>
          </table:table-cell>
          <table:table-cell office:value-type="string" calcext:value-type="string">
            <text:p>Россия, Иваново, 2-я Ключевая улица, 10</text:p>
          </table:table-cell>
          <table:table-cell office:value-type="string" calcext:value-type="string">
            <text:p>57.033179,40.92637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чный пиелонефрит, дизэмрио-дисметаюолический.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м</text:p>
          </table:table-cell>
          <table:table-cell office:value-type="date" office:date-value="2011-06-29" calcext:value-type="date">
            <text:p>29.06.11</text:p>
          </table:table-cell>
          <table:table-cell office:value-type="string" calcext:value-type="string">
            <text:p>г.Иваново, пр.Ленина 23-53</text:p>
          </table:table-cell>
          <table:table-cell office:value-type="string" calcext:value-type="string">
            <text:p>Россия, Иваново, проспект Ленина, 23</text:p>
          </table:table-cell>
          <table:table-cell office:value-type="string" calcext:value-type="string">
            <text:p>57.005304,40.972663</text:p>
          </table:table-cell>
          <table:table-cell office:value-type="float" office:value="78.1" calcext:value-type="float">
            <text:p>78,1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Дисметаболическая нефропатия 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м</text:p>
          </table:table-cell>
          <table:table-cell office:value-type="date" office:date-value="2006-08-09" calcext:value-type="date">
            <text:p>09.08.06</text:p>
          </table:table-cell>
          <table:table-cell office:value-type="string" calcext:value-type="string">
            <text:p>г.Иваново, ул, М.Василевского</text:p>
          </table:table-cell>
          <table:table-cell office:value-type="string" calcext:value-type="string">
            <text:p>Россия, Иваново, улица Маршала Василевского</text:p>
          </table:table-cell>
          <table:table-cell office:value-type="string" calcext:value-type="string">
            <text:p>56.958836,40.9946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гломерулонефрит с нефритическим синдромом.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ж</text:p>
          </table:table-cell>
          <table:table-cell office:value-type="date" office:date-value="2004-09-24" calcext:value-type="date">
            <text:p>24.09.04</text:p>
          </table:table-cell>
          <table:table-cell office:value-type="string" calcext:value-type="string">
            <text:p>г.Иваново, ул,11 Санаторная34</text:p>
          </table:table-cell>
          <table:table-cell office:value-type="string" calcext:value-type="string">
            <text:p>Россия, Иваново, 11-я Санаторная улица, 34</text:p>
          </table:table-cell>
          <table:table-cell office:value-type="string" calcext:value-type="string">
            <text:p>56.969063,41.0447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пиелонефрит, вторичный.Нефроптоз 2 степени справа.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м</text:p>
          </table:table-cell>
          <table:table-cell office:value-type="date" office:date-value="2000-06-05" calcext:value-type="date">
            <text:p>05.06.00</text:p>
          </table:table-cell>
          <table:table-cell office:value-type="string" calcext:value-type="string">
            <text:p>г.Иваново,ул Андрианова 24</text:p>
          </table:table-cell>
          <table:table-cell office:value-type="string" calcext:value-type="string">
            <text:p>Россия, Иваново, улица Андрианова, 24</text:p>
          </table:table-cell>
          <table:table-cell office:value-type="string" calcext:value-type="string">
            <text:p>57.012303,40.97739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терстициальный нефрит, дисметаболический.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ж</text:p>
          </table:table-cell>
          <table:table-cell office:value-type="date" office:date-value="2010-10-10" calcext:value-type="date">
            <text:p>10.10.10</text:p>
          </table:table-cell>
          <table:table-cell office:value-type="string" calcext:value-type="string">
            <text:p>г.Иваново, мкр Московский 15</text:p>
          </table:table-cell>
          <table:table-cell office:value-type="string" calcext:value-type="string">
            <text:p>Россия, Иваново, Московский микрорайон, 15</text:p>
          </table:table-cell>
          <table:table-cell office:value-type="string" calcext:value-type="string">
            <text:p>56.967247,40.985518</text:p>
          </table:table-cell>
          <table:table-cell office:value-type="float" office:value="135.8" calcext:value-type="float">
            <text:p>135,8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ж</text:p>
          </table:table-cell>
          <table:table-cell office:value-type="date" office:date-value="2011-07-20" calcext:value-type="date">
            <text:p>20.07.11</text:p>
          </table:table-cell>
          <table:table-cell office:value-type="string" calcext:value-type="string">
            <text:p>г.Иваново, ул,Балахнина 3</text:p>
          </table:table-cell>
          <table:table-cell office:value-type="string" calcext:value-type="string">
            <text:p>Россия, Иваново, улица Балахнина, 3</text:p>
          </table:table-cell>
          <table:table-cell office:value-type="string" calcext:value-type="string">
            <text:p>57.025038,40.9879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, первичный.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м</text:p>
          </table:table-cell>
          <table:table-cell office:value-type="date" office:date-value="2011-02-18" calcext:value-type="date">
            <text:p>18.02.11</text:p>
          </table:table-cell>
          <table:table-cell office:value-type="string" calcext:value-type="string">
            <text:p>г.Иваново, ул, 1 Запрудная 30</text:p>
          </table:table-cell>
          <table:table-cell office:value-type="string" calcext:value-type="string">
            <text:p>Россия, Иваново, 1-я Запрудная улица</text:p>
          </table:table-cell>
          <table:table-cell office:value-type="string" calcext:value-type="string">
            <text:p>56.991959,40.99223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, синдром оксалурии.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ж</text:p>
          </table:table-cell>
          <table:table-cell office:value-type="date" office:date-value="1998-11-03" calcext:value-type="date">
            <text:p>03.11.98</text:p>
          </table:table-cell>
          <table:table-cell office:value-type="string" calcext:value-type="string">
            <text:p>г.Иваново, ул. Б.Хмельницкого 95</text:p>
          </table:table-cell>
          <table:table-cell office:value-type="string" calcext:value-type="string">
            <text:p>Россия, Иваново, улица Богдана Хмельницкого, 95</text:p>
          </table:table-cell>
          <table:table-cell office:value-type="string" calcext:value-type="string">
            <text:p>56.980331,40.95460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да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ж</text:p>
          </table:table-cell>
          <table:table-cell office:value-type="date" office:date-value="2005-02-22" calcext:value-type="date">
            <text:p>22.02.05</text:p>
          </table:table-cell>
          <table:table-cell office:value-type="string" calcext:value-type="string">
            <text:p>г.Иваново,ул Черниковых 33</text:p>
          </table:table-cell>
          <table:table-cell office:value-type="string" calcext:value-type="string">
            <text:p>Россия, Иваново, улица Черниковых, 33</text:p>
          </table:table-cell>
          <table:table-cell office:value-type="string" calcext:value-type="string">
            <text:p>56.992273,41.002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ж</text:p>
          </table:table-cell>
          <table:table-cell office:value-type="date" office:date-value="2003-05-05" calcext:value-type="date">
            <text:p>05.05.03</text:p>
          </table:table-cell>
          <table:table-cell office:value-type="string" calcext:value-type="string">
            <text:p>г.Иваново, ул Революционная 20</text:p>
          </table:table-cell>
          <table:table-cell office:value-type="string" calcext:value-type="string">
            <text:p>Россия, Иваново, Революционная улица, 20</text:p>
          </table:table-cell>
          <table:table-cell office:value-type="string" calcext:value-type="string">
            <text:p>57.030274,40.924109</text:p>
          </table:table-cell>
          <table:table-cell office:value-type="float" office:value="121.2" calcext:value-type="float">
            <text:p>121,2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ж</text:p>
          </table:table-cell>
          <table:table-cell office:value-type="date" office:date-value="1999-07-31" calcext:value-type="date">
            <text:p>31.07.99</text:p>
          </table:table-cell>
          <table:table-cell office:value-type="string" calcext:value-type="string">
            <text:p>г.Иваново, ул Диановых 14</text:p>
          </table:table-cell>
          <table:table-cell office:value-type="string" calcext:value-type="string">
            <text:p>Россия, Иваново, улица Диановых, 14</text:p>
          </table:table-cell>
          <table:table-cell office:value-type="string" calcext:value-type="string">
            <text:p>56.966772,40.97988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Оксалурия. Нефроптоз 2 степени справа.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ж</text:p>
          </table:table-cell>
          <table:table-cell office:value-type="date" office:date-value="2007-02-21" calcext:value-type="date">
            <text:p>21.02.07</text:p>
          </table:table-cell>
          <table:table-cell office:value-type="string" calcext:value-type="string">
            <text:p>г.Иваново, 2-й Авдотьинский переулок, 32</text:p>
          </table:table-cell>
          <table:table-cell office:value-type="string" calcext:value-type="string">
            <text:p>Россия, Иваново, 2-й Авдотьинский переулок</text:p>
          </table:table-cell>
          <table:table-cell office:value-type="string" calcext:value-type="string">
            <text:p>57.027462,40.926103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Острый цистит.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ж</text:p>
          </table:table-cell>
          <table:table-cell office:value-type="date" office:date-value="2009-02-07" calcext:value-type="date">
            <text:p>07.02.09</text:p>
          </table:table-cell>
          <table:table-cell office:value-type="string" calcext:value-type="string">
            <text:p>г.Иваново, ул Куконковых 140</text:p>
          </table:table-cell>
          <table:table-cell office:value-type="string" calcext:value-type="string">
            <text:p>Россия, Иваново, улица Куконковых, 140</text:p>
          </table:table-cell>
          <table:table-cell office:value-type="string" calcext:value-type="string">
            <text:p>56.962713,41.022079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вторичный. Дисметаболическая нефропатия.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ж</text:p>
          </table:table-cell>
          <table:table-cell office:value-type="date" office:date-value="1999-02-24" calcext:value-type="date">
            <text:p>24.02.99</text:p>
          </table:table-cell>
          <table:table-cell office:value-type="string" calcext:value-type="string">
            <text:p>г.Иваново, ул Лежневская 211</text:p>
          </table:table-cell>
          <table:table-cell office:value-type="string" calcext:value-type="string">
            <text:p>Россия, Иваново, Лежневская улица, 211</text:p>
          </table:table-cell>
          <table:table-cell office:value-type="string" calcext:value-type="string">
            <text:p>56.954444,40.97918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м</text:p>
          </table:table-cell>
          <table:table-cell office:value-type="date" office:date-value="2003-10-31" calcext:value-type="date">
            <text:p>31.10.03</text:p>
          </table:table-cell>
          <table:table-cell office:value-type="string" calcext:value-type="string">
            <text:p>г.Иваново, ул Революционная 20</text:p>
          </table:table-cell>
          <table:table-cell office:value-type="string" calcext:value-type="string">
            <text:p>Россия, Иваново, Революционная улица, 20</text:p>
          </table:table-cell>
          <table:table-cell office:value-type="string" calcext:value-type="string">
            <text:p>57.030274,40.92410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, дисметаболический.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ж</text:p>
          </table:table-cell>
          <table:table-cell office:value-type="date" office:date-value="2010-01-15" calcext:value-type="date">
            <text:p>15.01.10</text:p>
          </table:table-cell>
          <table:table-cell office:value-type="string" calcext:value-type="string">
            <text:p>г.Иваново, ул Революционная 20</text:p>
          </table:table-cell>
          <table:table-cell office:value-type="string" calcext:value-type="string">
            <text:p>Россия, Иваново, Революционная улица, 20</text:p>
          </table:table-cell>
          <table:table-cell office:value-type="string" calcext:value-type="string">
            <text:p>57.030274,40.924109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ж</text:p>
          </table:table-cell>
          <table:table-cell office:value-type="date" office:date-value="2010-05-15" calcext:value-type="date">
            <text:p>15.05.10</text:p>
          </table:table-cell>
          <table:table-cell office:value-type="string" calcext:value-type="string">
            <text:p>г.Иваново, пр. Шереметевский 74</text:p>
          </table:table-cell>
          <table:table-cell office:value-type="string" calcext:value-type="string">
            <text:p>Россия, Иваново, Шереметевский проспект, 74</text:p>
          </table:table-cell>
          <table:table-cell office:value-type="string" calcext:value-type="string">
            <text:p>57.008818,40.990099</text:p>
          </table:table-cell>
          <table:table-cell office:value-type="float" office:value="85.6" calcext:value-type="float">
            <text:p>85,6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м</text:p>
          </table:table-cell>
          <table:table-cell office:value-type="date" office:date-value="1998-09-05" calcext:value-type="date">
            <text:p>05.09.98</text:p>
          </table:table-cell>
          <table:table-cell office:value-type="string" calcext:value-type="string">
            <text:p>г.Иваново. Ул Свободы 43б</text:p>
          </table:table-cell>
          <table:table-cell office:value-type="string" calcext:value-type="string">
            <text:p>Россия, Иваново, улица Свободы, 43Б</text:p>
          </table:table-cell>
          <table:table-cell office:value-type="string" calcext:value-type="string">
            <text:p>57.015081,41.006251</text:p>
          </table:table-cell>
          <table:table-cell office:value-type="float" office:value="332.2" calcext:value-type="float">
            <text:p>332,2</text:p>
          </table:table-cell>
          <table:table-cell office:value-type="string" calcext:value-type="string">
            <text:p>да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ж</text:p>
          </table:table-cell>
          <table:table-cell office:value-type="date" office:date-value="2006-04-18" calcext:value-type="date">
            <text:p>18.04.06</text:p>
          </table:table-cell>
          <table:table-cell office:value-type="string" calcext:value-type="string">
            <text:p>г.Иваново. пр. Текстильщиков 115</text:p>
          </table:table-cell>
          <table:table-cell office:value-type="string" calcext:value-type="string">
            <text:p>Россия, Иваново, проспект Текстильщиков, 115</text:p>
          </table:table-cell>
          <table:table-cell office:value-type="string" calcext:value-type="string">
            <text:p>56.957266,40.989066</text:p>
          </table:table-cell>
          <table:table-cell office:value-type="float" office:value="165.6" calcext:value-type="float">
            <text:p>165,6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 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ж</text:p>
          </table:table-cell>
          <table:table-cell office:value-type="date" office:date-value="2010-05-08" calcext:value-type="date">
            <text:p>08.05.10</text:p>
          </table:table-cell>
          <table:table-cell office:value-type="string" calcext:value-type="string">
            <text:p>г.Иваново. Ул Б.Воробьевская 26</text:p>
          </table:table-cell>
          <table:table-cell office:value-type="string" calcext:value-type="string">
            <text:p>Россия, Иваново, Большая Воробьевская улица, 26</text:p>
          </table:table-cell>
          <table:table-cell office:value-type="string" calcext:value-type="string">
            <text:p>56.993146,40.965872</text:p>
          </table:table-cell>
          <table:table-cell office:value-type="float" office:value="83.3" calcext:value-type="float">
            <text:p>83,3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, неполное удвоение левой почки.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ж</text:p>
          </table:table-cell>
          <table:table-cell office:value-type="date" office:date-value="2008-09-25" calcext:value-type="date">
            <text:p>25.09.08</text:p>
          </table:table-cell>
          <table:table-cell office:value-type="string" calcext:value-type="string">
            <text:p>г.Иваново, Нормандия-Неман, 69</text:p>
          </table:table-cell>
          <table:table-cell office:value-type="string" calcext:value-type="string">
            <text:p>Россия, Иваново, улица Полка Нормандия-Неман, 69</text:p>
          </table:table-cell>
          <table:table-cell office:value-type="string" calcext:value-type="string">
            <text:p>57.03094,40.97983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м</text:p>
          </table:table-cell>
          <table:table-cell office:value-type="date" office:date-value="2006-02-04" calcext:value-type="date">
            <text:p>04.02.06</text:p>
          </table:table-cell>
          <table:table-cell office:value-type="string" calcext:value-type="string">
            <text:p>Иваново, п/о 14 д 312 кв 33</text:p>
          </table:table-cell>
          <table:table-cell office:value-type="string" calcext:value-type="string">
            <text:p>Россия, Иваново, микрорайон 14-е Почтовое Отделение, 312</text:p>
          </table:table-cell>
          <table:table-cell office:value-type="string" calcext:value-type="string">
            <text:p>57.041167,40.990252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.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ж</text:p>
          </table:table-cell>
          <table:table-cell office:value-type="date" office:date-value="2007-09-07" calcext:value-type="date">
            <text:p>07.09.07</text:p>
          </table:table-cell>
          <table:table-cell office:value-type="string" calcext:value-type="string">
            <text:p>г.Иваново. Ул, Шувандиной107</text:p>
          </table:table-cell>
          <table:table-cell office:value-type="string" calcext:value-type="string">
            <text:p>Россия, Иваново, улица Шувандиной, 107</text:p>
          </table:table-cell>
          <table:table-cell office:value-type="string" calcext:value-type="string">
            <text:p>57.020937,41.006548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первичный.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м</text:p>
          </table:table-cell>
          <table:table-cell office:value-type="date" office:date-value="2003-04-20" calcext:value-type="date">
            <text:p>20.04.03</text:p>
          </table:table-cell>
          <table:table-cell office:value-type="string" calcext:value-type="string">
            <text:p>г.Иваново. Ул,Революционная 14</text:p>
          </table:table-cell>
          <table:table-cell office:value-type="string" calcext:value-type="string">
            <text:p>Россия, Иваново, Революционная улица, 14</text:p>
          </table:table-cell>
          <table:table-cell office:value-type="string" calcext:value-type="string">
            <text:p>57.03096,40.925466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, синдром оксалурии.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ж</text:p>
          </table:table-cell>
          <table:table-cell office:value-type="date" office:date-value="2004-04-17" calcext:value-type="date">
            <text:p>17.04.04</text:p>
          </table:table-cell>
          <table:table-cell office:value-type="string" calcext:value-type="string">
            <text:p>г.Иваново, ул,Свободы 3а</text:p>
          </table:table-cell>
          <table:table-cell office:value-type="string" calcext:value-type="string">
            <text:p>Россия, Иваново, улица Свободы, 3А</text:p>
          </table:table-cell>
          <table:table-cell office:value-type="string" calcext:value-type="string">
            <text:p>57.015802,41.032141</text:p>
          </table:table-cell>
          <table:table-cell office:value-type="float" office:value="117.6" calcext:value-type="float">
            <text:p>117,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.Гипотония правого мочеточника.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м</text:p>
          </table:table-cell>
          <table:table-cell office:value-type="date" office:date-value="2005-07-29" calcext:value-type="date">
            <text:p>29.07.05</text:p>
          </table:table-cell>
          <table:table-cell office:value-type="string" calcext:value-type="string">
            <text:p>г.Иваново,ул,Ген.Горбатова 23</text:p>
          </table:table-cell>
          <table:table-cell office:value-type="string" calcext:value-type="string">
            <text:p>Россия, Иваново, улица Генерала Горбатова, 23</text:p>
          </table:table-cell>
          <table:table-cell office:value-type="string" calcext:value-type="string">
            <text:p>57.040319,40.958856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м</text:p>
          </table:table-cell>
          <table:table-cell office:value-type="date" office:date-value="1999-07-08" calcext:value-type="date">
            <text:p>08.07.99</text:p>
          </table:table-cell>
          <table:table-cell office:value-type="string" calcext:value-type="string">
            <text:p>г.Иваново, ул,Гагарина 9</text:p>
          </table:table-cell>
          <table:table-cell office:value-type="string" calcext:value-type="string">
            <text:p>Россия, Иваново, улица Юрия Гагарина, 9</text:p>
          </table:table-cell>
          <table:table-cell office:value-type="string" calcext:value-type="string">
            <text:p>57.022906,40.96562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, обструктивный.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ж</text:p>
          </table:table-cell>
          <table:table-cell office:value-type="date" office:date-value="2010-03-30" calcext:value-type="date">
            <text:p>30.03.10</text:p>
          </table:table-cell>
          <table:table-cell office:value-type="string" calcext:value-type="string">
            <text:p>г.Иваново, ул, 1 Водопроводная 90а</text:p>
          </table:table-cell>
          <table:table-cell office:value-type="string" calcext:value-type="string">
            <text:p>Россия, Иваново, 1-я Водопроводная улица, 90А</text:p>
          </table:table-cell>
          <table:table-cell office:value-type="string" calcext:value-type="string">
            <text:p>57.03912,40.907338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ж</text:p>
          </table:table-cell>
          <table:table-cell office:value-type="date" office:date-value="2005-10-31" calcext:value-type="date">
            <text:p>31.10.05</text:p>
          </table:table-cell>
          <table:table-cell office:value-type="string" calcext:value-type="string">
            <text:p>г.Иваново, генерала Горбатого, 80</text:p>
          </table:table-cell>
          <table:table-cell office:value-type="string" calcext:value-type="string">
            <text:p>Россия, Иваново, улица Генерала Горбатова, 80</text:p>
          </table:table-cell>
          <table:table-cell office:value-type="string" calcext:value-type="string">
            <text:p>57.044105,40.95859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м</text:p>
          </table:table-cell>
          <table:table-cell office:value-type="date" office:date-value="2007-11-19" calcext:value-type="date">
            <text:p>19.11.07</text:p>
          </table:table-cell>
          <table:table-cell office:value-type="string" calcext:value-type="string">
            <text:p>Ивановска область, <text:s/>д. Затеиха, д13</text:p>
          </table:table-cell>
          <table:table-cell office:value-type="string" calcext:value-type="string">
            <text:p>Россия, Ивановская область, Пучежский район, деревня Затеиха</text:p>
          </table:table-cell>
          <table:table-cell office:value-type="string" calcext:value-type="string">
            <text:p>56.95731,42.872115</text:p>
          </table:table-cell>
          <table:table-cell office:value-type="float" office:value="81.6" calcext:value-type="float">
            <text:p>81,6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ж</text:p>
          </table:table-cell>
          <table:table-cell office:value-type="date" office:date-value="2011-05-29" calcext:value-type="date">
            <text:p>29.05.11</text:p>
          </table:table-cell>
          <table:table-cell office:value-type="string" calcext:value-type="string">
            <text:p>г.Иваново, 2 проезд 22</text:p>
          </table:table-cell>
          <table:table-cell office:value-type="string" calcext:value-type="string">
            <text:p>Россия, Иваново, 2-й проезд, 24</text:p>
          </table:table-cell>
          <table:table-cell office:value-type="string" calcext:value-type="string">
            <text:p>57.002966,41.023652</text:p>
          </table:table-cell>
          <table:table-cell office:value-type="float" office:value="233.6" calcext:value-type="float">
            <text:p>233,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Дисметаболическая нефропатия.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ж</text:p>
          </table:table-cell>
          <table:table-cell office:value-type="date" office:date-value="2005-07-23" calcext:value-type="date">
            <text:p>23.07.05</text:p>
          </table:table-cell>
          <table:table-cell office:value-type="string" calcext:value-type="string">
            <text:p>г.Иваново, пр Бакинский 84</text:p>
          </table:table-cell>
          <table:table-cell office:value-type="string" calcext:value-type="string">
            <text:p>Россия, Иваново, Бакинский проезд, 84</text:p>
          </table:table-cell>
          <table:table-cell office:value-type="string" calcext:value-type="string">
            <text:p>56.990155,40.93364</text:p>
          </table:table-cell>
          <table:table-cell office:value-type="float" office:value="236.8" calcext:value-type="float">
            <text:p>236,8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вторичный.Дистопия левой почки.</text:p>
          </table:table-cell>
        </table:table-row>
        <table:table-row table:style-name="ro1">
          <table:table-cell table:number-columns-repeated="2" office:value-type="float" office:value="1314" calcext:value-type="float">
            <text:p>1314</text:p>
          </table:table-cell>
          <table:table-cell office:value-type="string" calcext:value-type="string">
            <text:p>ж</text:p>
          </table:table-cell>
          <table:table-cell office:value-type="date" office:date-value="2001-09-13" calcext:value-type="date">
            <text:p>13.09.01</text:p>
          </table:table-cell>
          <table:table-cell office:value-type="string" calcext:value-type="string">
            <text:p>г.Иваново,ул,Академическая 14</text:p>
          </table:table-cell>
          <table:table-cell office:value-type="string" calcext:value-type="string">
            <text:p>Россия, Иваново, Академическая улица, 14</text:p>
          </table:table-cell>
          <table:table-cell office:value-type="string" calcext:value-type="string">
            <text:p>57.021201,41.015998</text:p>
          </table:table-cell>
          <table:table-cell office:value-type="float" office:value="193.6" calcext:value-type="float">
            <text:p>193,6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первичный. Дисметаболическая нефропатия.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ж</text:p>
          </table:table-cell>
          <table:table-cell office:value-type="date" office:date-value="2004-07-17" calcext:value-type="date">
            <text:p>17.07.04</text:p>
          </table:table-cell>
          <table:table-cell office:value-type="string" calcext:value-type="string">
            <text:p>г.Иваново, ул, Войкова 40</text:p>
          </table:table-cell>
          <table:table-cell office:value-type="string" calcext:value-type="string">
            <text:p>Россия, Иваново, улица Войкова, 40</text:p>
          </table:table-cell>
          <table:table-cell office:value-type="string" calcext:value-type="string">
            <text:p>57.022225,40.96600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. Инфекция мочевыводящих путей.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м</text:p>
          </table:table-cell>
          <table:table-cell office:value-type="date" office:date-value="1998-09-22" calcext:value-type="date">
            <text:p>22.09.98</text:p>
          </table:table-cell>
          <table:table-cell office:value-type="string" calcext:value-type="string">
            <text:p>г.Комсомольск, ул Чапаева 11</text:p>
          </table:table-cell>
          <table:table-cell office:value-type="string" calcext:value-type="string">
            <text:p>Россия, Ивановская область, Комсомольск, улица Чапаева, 11</text:p>
          </table:table-cell>
          <table:table-cell office:value-type="string" calcext:value-type="string">
            <text:p>57.023426,40.37122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вторичный, обменный.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ж</text:p>
          </table:table-cell>
          <table:table-cell office:value-type="date" office:date-value="2008-06-14" calcext:value-type="date">
            <text:p>14.06.08</text:p>
          </table:table-cell>
          <table:table-cell office:value-type="string" calcext:value-type="string">
            <text:p>г.Иваново, ул. Победы, 13</text:p>
          </table:table-cell>
          <table:table-cell office:value-type="string" calcext:value-type="string">
            <text:p>Россия, Иваново, площадь Победы</text:p>
          </table:table-cell>
          <table:table-cell office:value-type="string" calcext:value-type="string">
            <text:p>56.993048,40.974702</text:p>
          </table:table-cell>
          <table:table-cell office:value-type="float" office:value="102.4" calcext:value-type="float">
            <text:p>102,4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ж</text:p>
          </table:table-cell>
          <table:table-cell office:value-type="date" office:date-value="2009-06-28" calcext:value-type="date">
            <text:p>28.06.09</text:p>
          </table:table-cell>
          <table:table-cell office:value-type="string" calcext:value-type="string">
            <text:p>г.Иваново, ул Хлебникова 44</text:p>
          </table:table-cell>
          <table:table-cell office:value-type="string" calcext:value-type="string">
            <text:p>Россия, Иваново, улица Генерала Хлебникова, 44</text:p>
          </table:table-cell>
          <table:table-cell office:value-type="string" calcext:value-type="string">
            <text:p>56.972139,40.99980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. Киста правой почки.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ж</text:p>
          </table:table-cell>
          <table:table-cell office:value-type="date" office:date-value="1998-12-06" calcext:value-type="date">
            <text:p>06.12.98</text:p>
          </table:table-cell>
          <table:table-cell office:value-type="string" calcext:value-type="string">
            <text:p>г.Кохма ул,Кочетковой 51</text:p>
          </table:table-cell>
          <table:table-cell office:value-type="string" calcext:value-type="string">
            <text:p>Россия, Ивановская область, Кохма, улица Кочетовой, 51</text:p>
          </table:table-cell>
          <table:table-cell office:value-type="string" calcext:value-type="string">
            <text:p>56.940128,41.10585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ж</text:p>
          </table:table-cell>
          <table:table-cell office:value-type="date" office:date-value="2002-03-04" calcext:value-type="date">
            <text:p>04.03.02</text:p>
          </table:table-cell>
          <table:table-cell office:value-type="string" calcext:value-type="string">
            <text:p>Ивановский р-он,д Иванцево ул, Молодежная д19</text:p>
          </table:table-cell>
          <table:table-cell office:value-type="string" calcext:value-type="string">
            <text:p>Россия, Ивановская область, Ивановский район, деревня Иванцево, Молодежная улица, 19</text:p>
          </table:table-cell>
          <table:table-cell office:value-type="string" calcext:value-type="string">
            <text:p>57.104077,40.9029</text:p>
          </table:table-cell>
          <table:table-cell office:value-type="float" office:value="198.4" calcext:value-type="float">
            <text:p>198,4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ж</text:p>
          </table:table-cell>
          <table:table-cell office:value-type="date" office:date-value="2011-02-16" calcext:value-type="date">
            <text:p>16.02.11</text:p>
          </table:table-cell>
          <table:table-cell office:value-type="string" calcext:value-type="string">
            <text:p>г.Иваново, ул, Велижская д 3</text:p>
          </table:table-cell>
          <table:table-cell office:value-type="string" calcext:value-type="string">
            <text:p>Россия, Иваново, Велижская улица, 3</text:p>
          </table:table-cell>
          <table:table-cell office:value-type="string" calcext:value-type="string">
            <text:p>56.981538,40.976301</text:p>
          </table:table-cell>
          <table:table-cell office:value-type="float" office:value="60.8" calcext:value-type="float">
            <text:p>60,8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Тубулоинтерстициальный нефрит, дисметаболический, поствирусный.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ж</text:p>
          </table:table-cell>
          <table:table-cell office:value-type="date" office:date-value="2005-07-12" calcext:value-type="date">
            <text:p>12.07.05</text:p>
          </table:table-cell>
          <table:table-cell office:value-type="string" calcext:value-type="string">
            <text:p>г.Иваново, ул.Революционная 22</text:p>
          </table:table-cell>
          <table:table-cell office:value-type="string" calcext:value-type="string">
            <text:p>Россия, Иваново, Революционная улица, 22</text:p>
          </table:table-cell>
          <table:table-cell office:value-type="string" calcext:value-type="string">
            <text:p>57.032542,40.920237</text:p>
          </table:table-cell>
          <table:table-cell office:value-type="float" office:value="170.4" calcext:value-type="float">
            <text:p>170,4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ж</text:p>
          </table:table-cell>
          <table:table-cell office:value-type="date" office:date-value="2000-04-27" calcext:value-type="date">
            <text:p>27.04.00</text:p>
          </table:table-cell>
          <table:table-cell office:value-type="string" calcext:value-type="string">
            <text:p>г.Иваново, ул, Стрелочная 5</text:p>
          </table:table-cell>
          <table:table-cell office:value-type="string" calcext:value-type="string">
            <text:p>Россия, Иваново, 2-я Стрелочная улица, 5</text:p>
          </table:table-cell>
          <table:table-cell office:value-type="string" calcext:value-type="string">
            <text:p>57.016101,40.992193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вторичный пиелонефрит.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м</text:p>
          </table:table-cell>
          <table:table-cell office:value-type="date" office:date-value="2010-08-04" calcext:value-type="date">
            <text:p>04.08.10</text:p>
          </table:table-cell>
          <table:table-cell office:value-type="string" calcext:value-type="string">
            <text:p>г.Иваново, мкр. Московский 16</text:p>
          </table:table-cell>
          <table:table-cell office:value-type="string" calcext:value-type="string">
            <text:p>Россия, Иваново, Московский микрорайон, 16</text:p>
          </table:table-cell>
          <table:table-cell office:value-type="string" calcext:value-type="string">
            <text:p>56.968523,40.985698</text:p>
          </table:table-cell>
          <table:table-cell office:value-type="float" office:value="171.2" calcext:value-type="float">
            <text:p>171,2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аномалия почек. Пиелоэктазия 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ж</text:p>
          </table:table-cell>
          <table:table-cell office:value-type="date" office:date-value="2002-06-02" calcext:value-type="date">
            <text:p>02.06.02</text:p>
          </table:table-cell>
          <table:table-cell office:value-type="string" calcext:value-type="string">
            <text:p>г.Иваново, ул. Тимерязева 39</text:p>
          </table:table-cell>
          <table:table-cell office:value-type="string" calcext:value-type="string">
            <text:p>Россия, Иваново, улица Тимирязева, 39</text:p>
          </table:table-cell>
          <table:table-cell office:value-type="string" calcext:value-type="string">
            <text:p>57.023401,40.961668</text:p>
          </table:table-cell>
          <table:table-cell office:value-type="float" office:value="187.2" calcext:value-type="float">
            <text:p>187,2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ж</text:p>
          </table:table-cell>
          <table:table-cell office:value-type="date" office:date-value="2003-12-06" calcext:value-type="date">
            <text:p>06.12.03</text:p>
          </table:table-cell>
          <table:table-cell office:value-type="string" calcext:value-type="string">
            <text:p>г.Иваново. Ул 11 Завокзальная 71</text:p>
          </table:table-cell>
          <table:table-cell office:value-type="string" calcext:value-type="string">
            <text:p>Россия, Иваново, 11-я Завокзальная улица, 71/8</text:p>
          </table:table-cell>
          <table:table-cell office:value-type="string" calcext:value-type="string">
            <text:p>57.022171,41.002424</text:p>
          </table:table-cell>
          <table:table-cell office:value-type="float" office:value="71.2" calcext:value-type="float">
            <text:p>71,2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ж</text:p>
          </table:table-cell>
          <table:table-cell office:value-type="date" office:date-value="1998-02-10" calcext:value-type="date">
            <text:p>10.02.98</text:p>
          </table:table-cell>
          <table:table-cell office:value-type="string" calcext:value-type="string">
            <text:p>г.Иваново, ул, Войкова 18</text:p>
          </table:table-cell>
          <table:table-cell office:value-type="string" calcext:value-type="string">
            <text:p>Россия, Иваново, улица Войкова, 18</text:p>
          </table:table-cell>
          <table:table-cell office:value-type="string" calcext:value-type="string">
            <text:p>57.018879,40.96368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.Дисметаболическая нефропатия.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ж</text:p>
          </table:table-cell>
          <table:table-cell office:value-type="date" office:date-value="2010-07-13" calcext:value-type="date">
            <text:p>13.07.10</text:p>
          </table:table-cell>
          <table:table-cell office:value-type="string" calcext:value-type="string">
            <text:p>г.Иваново, Шахтинский проезд 17</text:p>
          </table:table-cell>
          <table:table-cell office:value-type="string" calcext:value-type="string">
            <text:p>Россия, Иваново, Шахтинский проезд, 14</text:p>
          </table:table-cell>
          <table:table-cell office:value-type="string" calcext:value-type="string">
            <text:p>56.99493,40.947268</text:p>
          </table:table-cell>
          <table:table-cell office:value-type="float" office:value="28.3" calcext:value-type="float">
            <text:p>28,3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гломерулонефрит, нефротическая форма.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ж</text:p>
          </table:table-cell>
          <table:table-cell office:value-type="date" office:date-value="2003-07-21" calcext:value-type="date">
            <text:p>21.07.03</text:p>
          </table:table-cell>
          <table:table-cell office:value-type="string" calcext:value-type="string">
            <text:p>г.Иваново, 2 санаторная 17</text:p>
          </table:table-cell>
          <table:table-cell office:value-type="string" calcext:value-type="string">
            <text:p>Россия, Иваново, 2-я Санаторная улица, 17</text:p>
          </table:table-cell>
          <table:table-cell office:value-type="string" calcext:value-type="string">
            <text:p>56.978374,41.041995</text:p>
          </table:table-cell>
          <table:table-cell office:value-type="float" office:value="198.4" calcext:value-type="float">
            <text:p>198,4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ж</text:p>
          </table:table-cell>
          <table:table-cell office:value-type="date" office:date-value="2008-06-02" calcext:value-type="date">
            <text:p>02.06.08</text:p>
          </table:table-cell>
          <table:table-cell office:value-type="string" calcext:value-type="string">
            <text:p>г.Иваново. Ул Станиславского 31</text:p>
          </table:table-cell>
          <table:table-cell office:value-type="string" calcext:value-type="string">
            <text:p>Россия, Иваново, улица Станиславского, 31/34</text:p>
          </table:table-cell>
          <table:table-cell office:value-type="string" calcext:value-type="string">
            <text:p>57.021858,41.023804</text:p>
          </table:table-cell>
          <table:table-cell office:value-type="float" office:value="25.6" calcext:value-type="float">
            <text:p>25,6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ж</text:p>
          </table:table-cell>
          <table:table-cell office:value-type="date" office:date-value="2000-06-07" calcext:value-type="date">
            <text:p>07.06.00</text:p>
          </table:table-cell>
          <table:table-cell office:value-type="string" calcext:value-type="string">
            <text:p>г.Иваново, ул, Шошина 13</text:p>
          </table:table-cell>
          <table:table-cell office:value-type="string" calcext:value-type="string">
            <text:p>Россия, Иваново, улица Шошина, 13</text:p>
          </table:table-cell>
          <table:table-cell office:value-type="string" calcext:value-type="string">
            <text:p>57.008362,40.99702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ж</text:p>
          </table:table-cell>
          <table:table-cell office:value-type="date" office:date-value="2011-05-17" calcext:value-type="date">
            <text:p>17.05.11</text:p>
          </table:table-cell>
          <table:table-cell office:value-type="string" calcext:value-type="string">
            <text:p>г.Комсомольск ул Пионерская 10</text:p>
          </table:table-cell>
          <table:table-cell office:value-type="string" calcext:value-type="string">
            <text:p>Россия, Ивановская область, Комсомольск, Пионерская улица, 10</text:p>
          </table:table-cell>
          <table:table-cell office:value-type="string" calcext:value-type="string">
            <text:p>57.028001,40.376936</text:p>
          </table:table-cell>
          <table:table-cell office:value-type="float" office:value="84.8" calcext:value-type="float">
            <text:p>84,8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ж</text:p>
          </table:table-cell>
          <table:table-cell office:value-type="date" office:date-value="1999-09-08" calcext:value-type="date">
            <text:p>08.09.99</text:p>
          </table:table-cell>
          <table:table-cell office:value-type="string" calcext:value-type="string">
            <text:p>г.Иваново, ул, Боровой 2</text:p>
          </table:table-cell>
          <table:table-cell office:value-type="string" calcext:value-type="string">
            <text:p>Россия, Иваново, поселок Митрофаново, Боровая улица, 2</text:p>
          </table:table-cell>
          <table:table-cell office:value-type="string" calcext:value-type="string">
            <text:p>57.006206,41.04854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вторичный дисметаболический пиелонефрит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ж</text:p>
          </table:table-cell>
          <table:table-cell office:value-type="date" office:date-value="1999-01-14" calcext:value-type="date">
            <text:p>14.01.99</text:p>
          </table:table-cell>
          <table:table-cell office:value-type="string" calcext:value-type="string">
            <text:p>г.Иваново, ул Чайковского 6</text:p>
          </table:table-cell>
          <table:table-cell office:value-type="string" calcext:value-type="string">
            <text:p>Россия, Иваново, улица Чайковского, 8</text:p>
          </table:table-cell>
          <table:table-cell office:value-type="string" calcext:value-type="string">
            <text:p>57.016968,41.02751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ж</text:p>
          </table:table-cell>
          <table:table-cell office:value-type="date" office:date-value="1999-07-06" calcext:value-type="date">
            <text:p>06.07.99</text:p>
          </table:table-cell>
          <table:table-cell office:value-type="string" calcext:value-type="string">
            <text:p>г.Иваново, ул, Водопроводная 1</text:p>
          </table:table-cell>
          <table:table-cell office:value-type="string" calcext:value-type="string">
            <text:p>Россия, Иваново, 2-я Водопроводная улица, 1</text:p>
          </table:table-cell>
          <table:table-cell office:value-type="string" calcext:value-type="string">
            <text:p>57.03242,40.913509</text:p>
          </table:table-cell>
          <table:table-cell office:value-type="float" office:value="127.3" calcext:value-type="float">
            <text:p>127,3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ж</text:p>
          </table:table-cell>
          <table:table-cell office:value-type="date" office:date-value="2007-10-24" calcext:value-type="date">
            <text:p>24.10.07</text:p>
          </table:table-cell>
          <table:table-cell office:value-type="string" calcext:value-type="string">
            <text:p>г.Иваново ул, 3я Чайковского 9</text:p>
          </table:table-cell>
          <table:table-cell office:value-type="string" calcext:value-type="string">
            <text:p>Россия, Иваново, 3-я улица Чайковского, 9</text:p>
          </table:table-cell>
          <table:table-cell office:value-type="string" calcext:value-type="string">
            <text:p>57.015135,41.019717</text:p>
          </table:table-cell>
          <table:table-cell office:value-type="float" office:value="147.2" calcext:value-type="float">
            <text:p>147,2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ж</text:p>
          </table:table-cell>
          <table:table-cell office:value-type="date" office:date-value="2004-06-08" calcext:value-type="date">
            <text:p>08.06.04</text:p>
          </table:table-cell>
          <table:table-cell office:value-type="string" calcext:value-type="string">
            <text:p>г.Иваново ул, Тимерязева 56</text:p>
          </table:table-cell>
          <table:table-cell office:value-type="string" calcext:value-type="string">
            <text:p>Россия, Иваново, улица Тимирязева, 56</text:p>
          </table:table-cell>
          <table:table-cell office:value-type="string" calcext:value-type="string">
            <text:p>57.024778,40.96377</text:p>
          </table:table-cell>
          <table:table-cell office:value-type="float" office:value="153.6" calcext:value-type="float">
            <text:p>153,6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м</text:p>
          </table:table-cell>
          <table:table-cell office:value-type="date" office:date-value="2005-07-29" calcext:value-type="date">
            <text:p>29.07.05</text:p>
          </table:table-cell>
          <table:table-cell office:value-type="string" calcext:value-type="string">
            <text:p>г.Иваново ул. Генерала Горбатова, 23</text:p>
          </table:table-cell>
          <table:table-cell office:value-type="string" calcext:value-type="string">
            <text:p>Россия, Иваново, улица Генерала Горбатова, 23</text:p>
          </table:table-cell>
          <table:table-cell office:value-type="string" calcext:value-type="string">
            <text:p>57.040319,40.958856</text:p>
          </table:table-cell>
          <table:table-cell office:value-type="float" office:value="68.8" calcext:value-type="float">
            <text:p>68,8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ж</text:p>
          </table:table-cell>
          <table:table-cell office:value-type="date" office:date-value="2008-01-31" calcext:value-type="date">
            <text:p>31.01.08</text:p>
          </table:table-cell>
          <table:table-cell office:value-type="string" calcext:value-type="string">
            <text:p>г.Иваново ул, Жарова 8</text:p>
          </table:table-cell>
          <table:table-cell office:value-type="string" calcext:value-type="string">
            <text:p>Россия, Иваново, улица Жарова, 8</text:p>
          </table:table-cell>
          <table:table-cell office:value-type="string" calcext:value-type="string">
            <text:p>56.999093,40.9697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, первичный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м</text:p>
          </table:table-cell>
          <table:table-cell office:value-type="date" office:date-value="2005-04-19" calcext:value-type="date">
            <text:p>19.04.05</text:p>
          </table:table-cell>
          <table:table-cell office:value-type="string" calcext:value-type="string">
            <text:p>г.Иваново ул, Куликова 26</text:p>
          </table:table-cell>
          <table:table-cell office:value-type="string" calcext:value-type="string">
            <text:p>Россия, Иваново, улица Куликова, 26</text:p>
          </table:table-cell>
          <table:table-cell office:value-type="string" calcext:value-type="string">
            <text:p>56.966698,40.966285</text:p>
          </table:table-cell>
          <table:table-cell office:value-type="float" office:value="86.4" calcext:value-type="float">
            <text:p>86,4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ж</text:p>
          </table:table-cell>
          <table:table-cell office:value-type="date" office:date-value="2005-09-01" calcext:value-type="date">
            <text:p>01.09.05</text:p>
          </table:table-cell>
          <table:table-cell office:value-type="string" calcext:value-type="string">
            <text:p>г.Иваново ул,Дзержинского 29а</text:p>
          </table:table-cell>
          <table:table-cell office:value-type="string" calcext:value-type="string">
            <text:p>Россия, Иваново, улица Дзержинского, 25</text:p>
          </table:table-cell>
          <table:table-cell office:value-type="string" calcext:value-type="string">
            <text:p>57.016115,40.9616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ж</text:p>
          </table:table-cell>
          <table:table-cell office:value-type="date" office:date-value="2008-09-24" calcext:value-type="date">
            <text:p>24.09.08</text:p>
          </table:table-cell>
          <table:table-cell office:value-type="string" calcext:value-type="string">
            <text:p>г.Иваново пр.Ленина 112а</text:p>
          </table:table-cell>
          <table:table-cell office:value-type="string" calcext:value-type="string">
            <text:p>Россия, Иваново, проспект Ленина, 112А</text:p>
          </table:table-cell>
          <table:table-cell office:value-type="string" calcext:value-type="string">
            <text:p>57.019462,40.970902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Дисметаболическая нефропатия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ж</text:p>
          </table:table-cell>
          <table:table-cell office:value-type="date" office:date-value="2010-06-25" calcext:value-type="date">
            <text:p>25.06.10</text:p>
          </table:table-cell>
          <table:table-cell office:value-type="string" calcext:value-type="string">
            <text:p>г.Иваново ул, 2 Талицкая 4</text:p>
          </table:table-cell>
          <table:table-cell office:value-type="string" calcext:value-type="string">
            <text:p>Россия, Иваново, 2-я Талицкая улица, 4</text:p>
          </table:table-cell>
          <table:table-cell office:value-type="string" calcext:value-type="string">
            <text:p>57.002774,40.8850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ж</text:p>
          </table:table-cell>
          <table:table-cell office:value-type="date" office:date-value="2006-08-17" calcext:value-type="date">
            <text:p>17.08.06</text:p>
          </table:table-cell>
          <table:table-cell office:value-type="string" calcext:value-type="string">
            <text:p>г.Иваново ул Сарментовой 10</text:p>
          </table:table-cell>
          <table:table-cell office:value-type="string" calcext:value-type="string">
            <text:p>Россия, Иваново, улица Сарментовой, 10</text:p>
          </table:table-cell>
          <table:table-cell office:value-type="string" calcext:value-type="string">
            <text:p>57.010573,40.9963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ж</text:p>
          </table:table-cell>
          <table:table-cell office:value-type="date" office:date-value="2000-05-09" calcext:value-type="date">
            <text:p>09.05.00</text:p>
          </table:table-cell>
          <table:table-cell office:value-type="string" calcext:value-type="string">
            <text:p>г.Иваново Шереметевский проспект, 82а</text:p>
          </table:table-cell>
          <table:table-cell office:value-type="string" calcext:value-type="string">
            <text:p>Россия, Иваново, Шереметевский проспект, 82А</text:p>
          </table:table-cell>
          <table:table-cell office:value-type="string" calcext:value-type="string">
            <text:p>57.010141,40.99013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ж</text:p>
          </table:table-cell>
          <table:table-cell office:value-type="date" office:date-value="2010-07-27" calcext:value-type="date">
            <text:p>27.07.10</text:p>
          </table:table-cell>
          <table:table-cell office:value-type="string" calcext:value-type="string">
            <text:p>Ивановская область садовое товарищество «Востра» д 33</text:p>
          </table:table-cell>
          <table:table-cell office:value-type="string" calcext:value-type="string">
            <text:p>Россия, Ивановская область, Ивановский район, деревня Востра</text:p>
          </table:table-cell>
          <table:table-cell office:value-type="string" calcext:value-type="string">
            <text:p>56.910601,40.945615</text:p>
          </table:table-cell>
          <table:table-cell office:value-type="float" office:value="105.6" calcext:value-type="float">
            <text:p>105,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ж</text:p>
          </table:table-cell>
          <table:table-cell office:value-type="date" office:date-value="2006-11-03" calcext:value-type="date">
            <text:p>03.11.06</text:p>
          </table:table-cell>
          <table:table-cell office:value-type="string" calcext:value-type="string">
            <text:p>г.Комсомольск ул, 40 лет Октября 8а</text:p>
          </table:table-cell>
          <table:table-cell office:value-type="string" calcext:value-type="string">
            <text:p>Россия, Ивановская область, Комсомольск, улица 40 лет Октября, 8А</text:p>
          </table:table-cell>
          <table:table-cell office:value-type="string" calcext:value-type="string">
            <text:p>57.015978,40.386126</text:p>
          </table:table-cell>
          <table:table-cell office:value-type="float" office:value="131.2" calcext:value-type="float">
            <text:p>131,2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м</text:p>
          </table:table-cell>
          <table:table-cell office:value-type="date" office:date-value="2002-03-01" calcext:value-type="date">
            <text:p>01.03.02</text:p>
          </table:table-cell>
          <table:table-cell office:value-type="string" calcext:value-type="string">
            <text:p>г.Иваново ул, Тимерязева 4</text:p>
          </table:table-cell>
          <table:table-cell office:value-type="string" calcext:value-type="string">
            <text:p>Россия, Иваново, улица Тимирязева, 4</text:p>
          </table:table-cell>
          <table:table-cell office:value-type="string" calcext:value-type="string">
            <text:p>57.016302,40.957212</text:p>
          </table:table-cell>
          <table:table-cell office:value-type="float" office:value="112.8" calcext:value-type="float">
            <text:p>112,8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ж</text:p>
          </table:table-cell>
          <table:table-cell office:value-type="date" office:date-value="2004-10-20" calcext:value-type="date">
            <text:p>20.10.04</text:p>
          </table:table-cell>
          <table:table-cell office:value-type="string" calcext:value-type="string">
            <text:p>г.Иваново 30 мкр 14</text:p>
          </table:table-cell>
          <table:table-cell office:value-type="string" calcext:value-type="string">
            <text:p>Россия, Иваново, 30-й микрорайон, 14</text:p>
          </table:table-cell>
          <table:table-cell office:value-type="string" calcext:value-type="string">
            <text:p>56.970093,41.00337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Дисметаболическая нефропатия.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ж</text:p>
          </table:table-cell>
          <table:table-cell office:value-type="date" office:date-value="2011-05-28" calcext:value-type="date">
            <text:p>28.05.11</text:p>
          </table:table-cell>
          <table:table-cell office:value-type="string" calcext:value-type="string">
            <text:p>г.Иваново ул 1-я Бакинская, 64</text:p>
          </table:table-cell>
          <table:table-cell office:value-type="string" calcext:value-type="string">
            <text:p>Россия, Иваново</text:p>
          </table:table-cell>
          <table:table-cell office:value-type="string" calcext:value-type="string">
            <text:p>57.000348,40.9739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ж</text:p>
          </table:table-cell>
          <table:table-cell office:value-type="date" office:date-value="2002-06-11" calcext:value-type="date">
            <text:p>11.06.02</text:p>
          </table:table-cell>
          <table:table-cell office:value-type="string" calcext:value-type="string">
            <text:p>г.Иваново Фонарный пер д 9</text:p>
          </table:table-cell>
          <table:table-cell office:value-type="string" calcext:value-type="string">
            <text:p>Россия, Иваново, Фонарный переулок, 9</text:p>
          </table:table-cell>
          <table:table-cell office:value-type="string" calcext:value-type="string">
            <text:p>57.021721,40.9790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пиелонефрит, вторичный.Аномалия развития почек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ж</text:p>
          </table:table-cell>
          <table:table-cell office:value-type="date" office:date-value="2003-09-18" calcext:value-type="date">
            <text:p>18.09.03</text:p>
          </table:table-cell>
          <table:table-cell office:value-type="string" calcext:value-type="string">
            <text:p>г.Иваново 19 Линия 10</text:p>
          </table:table-cell>
          <table:table-cell office:value-type="string" calcext:value-type="string">
            <text:p>Россия, Иваново, 19-я линия, 10</text:p>
          </table:table-cell>
          <table:table-cell office:value-type="string" calcext:value-type="string">
            <text:p>56.989885,40.9320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м</text:p>
          </table:table-cell>
          <table:table-cell office:value-type="date" office:date-value="2003-03-07" calcext:value-type="date">
            <text:p>07.03.03</text:p>
          </table:table-cell>
          <table:table-cell office:value-type="string" calcext:value-type="string">
            <text:p>г.Иваново пр.Текстильщиков 64</text:p>
          </table:table-cell>
          <table:table-cell office:value-type="string" calcext:value-type="string">
            <text:p>Россия, Иваново, проспект Текстильщиков, 64</text:p>
          </table:table-cell>
          <table:table-cell office:value-type="string" calcext:value-type="string">
            <text:p>56.959308,40.9903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ж</text:p>
          </table:table-cell>
          <table:table-cell office:value-type="date" office:date-value="2007-03-07" calcext:value-type="date">
            <text:p>07.03.07</text:p>
          </table:table-cell>
          <table:table-cell office:value-type="string" calcext:value-type="string">
            <text:p>г,Иваново ул, Лакина 12</text:p>
          </table:table-cell>
          <table:table-cell office:value-type="string" calcext:value-type="string">
            <text:p>Россия, Иваново, улица Лакина, 12</text:p>
          </table:table-cell>
          <table:table-cell office:value-type="string" calcext:value-type="string">
            <text:p>56.990429,41.0019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вториный пиелонефрит.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м</text:p>
          </table:table-cell>
          <table:table-cell office:value-type="date" office:date-value="2007-02-10" calcext:value-type="date">
            <text:p>10.02.07</text:p>
          </table:table-cell>
          <table:table-cell office:value-type="string" calcext:value-type="string">
            <text:p>г.Иваново ул,П.Ноздрина 34</text:p>
          </table:table-cell>
          <table:table-cell office:value-type="string" calcext:value-type="string">
            <text:p>Россия, Иваново, улица Поэта Ноздрина, 34</text:p>
          </table:table-cell>
          <table:table-cell office:value-type="string" calcext:value-type="string">
            <text:p>57.00022,40.99248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 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ж</text:p>
          </table:table-cell>
          <table:table-cell office:value-type="date" office:date-value="1998-05-06" calcext:value-type="date">
            <text:p>06.05.98</text:p>
          </table:table-cell>
          <table:table-cell office:value-type="string" calcext:value-type="string">
            <text:p>Ивановская область, д. Круглово д 5 </text:p>
          </table:table-cell>
          <table:table-cell office:value-type="string" calcext:value-type="string">
            <text:p>Россия, Ивановская область, Ивановский район, деревня Круглово</text:p>
          </table:table-cell>
          <table:table-cell office:value-type="string" calcext:value-type="string">
            <text:p>56.92789,40.90145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ж</text:p>
          </table:table-cell>
          <table:table-cell office:value-type="date" office:date-value="2003-04-22" calcext:value-type="date">
            <text:p>22.04.03</text:p>
          </table:table-cell>
          <table:table-cell office:value-type="string" calcext:value-type="string">
            <text:p>г.Иваново ул Фрунзе 28</text:p>
          </table:table-cell>
          <table:table-cell office:value-type="string" calcext:value-type="string">
            <text:p>Россия, Иваново, улица Фрунзе, 28</text:p>
          </table:table-cell>
          <table:table-cell office:value-type="string" calcext:value-type="string">
            <text:p>57.034575,40.969995</text:p>
          </table:table-cell>
          <table:table-cell office:value-type="float" office:value="117.6" calcext:value-type="float">
            <text:p>117,6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ж</text:p>
          </table:table-cell>
          <table:table-cell office:value-type="date" office:date-value="2007-02-19" calcext:value-type="date">
            <text:p>19.02.07</text:p>
          </table:table-cell>
          <table:table-cell office:value-type="string" calcext:value-type="string">
            <text:p>г.Иваново ул. 4 Меланжевая 12</text:p>
          </table:table-cell>
          <table:table-cell office:value-type="string" calcext:value-type="string">
            <text:p>Россия, Иваново, 4-я Меланжевая улица, 12</text:p>
          </table:table-cell>
          <table:table-cell office:value-type="string" calcext:value-type="string">
            <text:p>56.986849,41.03258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ж</text:p>
          </table:table-cell>
          <table:table-cell office:value-type="date" office:date-value="2004-02-24" calcext:value-type="date">
            <text:p>24.02.04</text:p>
          </table:table-cell>
          <table:table-cell office:value-type="string" calcext:value-type="string">
            <text:p>г.Иваново ул Арсения 22</text:p>
          </table:table-cell>
          <table:table-cell office:value-type="string" calcext:value-type="string">
            <text:p>Россия, Иваново, улица Арсения, 22</text:p>
          </table:table-cell>
          <table:table-cell office:value-type="string" calcext:value-type="string">
            <text:p>56.997705,40.98763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да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ж</text:p>
          </table:table-cell>
          <table:table-cell office:value-type="date" office:date-value="2007-11-02" calcext:value-type="date">
            <text:p>02.11.07</text:p>
          </table:table-cell>
          <table:table-cell office:value-type="string" calcext:value-type="string">
            <text:p>г.Иваново мкр 30 д12</text:p>
          </table:table-cell>
          <table:table-cell office:value-type="string" calcext:value-type="string">
            <text:p>Россия, Иваново, 30-й микрорайон, 12</text:p>
          </table:table-cell>
          <table:table-cell office:value-type="string" calcext:value-type="string">
            <text:p>56.967625,41.00147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ж</text:p>
          </table:table-cell>
          <table:table-cell office:value-type="date" office:date-value="2006-05-04" calcext:value-type="date">
            <text:p>04.05.06</text:p>
          </table:table-cell>
          <table:table-cell office:value-type="string" calcext:value-type="string">
            <text:p>г.Иваново Кохомское шоссе 17а</text:p>
          </table:table-cell>
          <table:table-cell office:value-type="string" calcext:value-type="string">
            <text:p>Россия, Иваново, Кохомское шоссе, 17А</text:p>
          </table:table-cell>
          <table:table-cell office:value-type="string" calcext:value-type="string">
            <text:p>56.952259,41.05507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ж</text:p>
          </table:table-cell>
          <table:table-cell office:value-type="date" office:date-value="2008-08-27" calcext:value-type="date">
            <text:p>27.08.08</text:p>
          </table:table-cell>
          <table:table-cell office:value-type="string" calcext:value-type="string">
            <text:p>г.Иваново ул Новосельская 12б</text:p>
          </table:table-cell>
          <table:table-cell office:value-type="string" calcext:value-type="string">
            <text:p>Россия, Иваново, Новосельская улица, 12Б</text:p>
          </table:table-cell>
          <table:table-cell office:value-type="string" calcext:value-type="string">
            <text:p>56.953953,41.00134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Инфекция мочевыводящих путей. <text:s/>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ж</text:p>
          </table:table-cell>
          <table:table-cell office:value-type="date" office:date-value="2004-05-21" calcext:value-type="date">
            <text:p>21.05.04</text:p>
          </table:table-cell>
          <table:table-cell office:value-type="string" calcext:value-type="string">
            <text:p>г.Иваново ул Газетная 23</text:p>
          </table:table-cell>
          <table:table-cell office:value-type="string" calcext:value-type="string">
            <text:p>Россия, Иваново, 2-я Газетная улица, 23</text:p>
          </table:table-cell>
          <table:table-cell office:value-type="string" calcext:value-type="string">
            <text:p>56.982872,40.98863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нет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ж</text:p>
          </table:table-cell>
          <table:table-cell office:value-type="date" office:date-value="2005-04-03" calcext:value-type="date">
            <text:p>03.04.05</text:p>
          </table:table-cell>
          <table:table-cell office:value-type="string" calcext:value-type="string">
            <text:p>г.Иваново ул, 5 Завокзальная 61а</text:p>
          </table:table-cell>
          <table:table-cell office:value-type="string" calcext:value-type="string">
            <text:p>Россия, Иваново, 5-я Завокзальная улица, 61А</text:p>
          </table:table-cell>
          <table:table-cell office:value-type="string" calcext:value-type="string">
            <text:p>57.01905,40.99344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нет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ж</text:p>
          </table:table-cell>
          <table:table-cell office:value-type="date" office:date-value="1999-08-03" calcext:value-type="date">
            <text:p>03.08.99</text:p>
          </table:table-cell>
          <table:table-cell office:value-type="string" calcext:value-type="string">
            <text:p>г.Иваново ул.Дзержинского 11</text:p>
          </table:table-cell>
          <table:table-cell office:value-type="string" calcext:value-type="string">
            <text:p>Россия, Иваново, улица Дзержинского, 11</text:p>
          </table:table-cell>
          <table:table-cell office:value-type="string" calcext:value-type="string">
            <text:p>57.015405,40.966222</text:p>
          </table:table-cell>
          <table:table-cell office:value-type="float" office:value="161.6" calcext:value-type="float">
            <text:p>161,6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ж</text:p>
          </table:table-cell>
          <table:table-cell office:value-type="date" office:date-value="2009-11-05" calcext:value-type="date">
            <text:p>05.11.09</text:p>
          </table:table-cell>
          <table:table-cell office:value-type="string" calcext:value-type="string">
            <text:p>г.Иваново 13 проезд 1</text:p>
          </table:table-cell>
          <table:table-cell office:value-type="string" calcext:value-type="string">
            <text:p>Россия, Иваново, 13-й проезд, 1</text:p>
          </table:table-cell>
          <table:table-cell office:value-type="string" calcext:value-type="string">
            <text:p>56.988223,41.025736</text:p>
          </table:table-cell>
          <table:table-cell office:value-type="float" office:value="116.4" calcext:value-type="float">
            <text:p>116,4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м</text:p>
          </table:table-cell>
          <table:table-cell office:value-type="date" office:date-value="2006-05-04" calcext:value-type="date">
            <text:p>04.05.06</text:p>
          </table:table-cell>
          <table:table-cell office:value-type="string" calcext:value-type="string">
            <text:p>г.Иваново ул.Новосибирская 12</text:p>
          </table:table-cell>
          <table:table-cell office:value-type="string" calcext:value-type="string">
            <text:p>Россия, Иваново, Новосибирская улица, 12/3</text:p>
          </table:table-cell>
          <table:table-cell office:value-type="string" calcext:value-type="string">
            <text:p>57.00972,40.94051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ж</text:p>
          </table:table-cell>
          <table:table-cell office:value-type="date" office:date-value="2010-03-30" calcext:value-type="date">
            <text:p>30.03.10</text:p>
          </table:table-cell>
          <table:table-cell office:value-type="string" calcext:value-type="string">
            <text:p>г.Иваново ул 1 Водопроводная 90а</text:p>
          </table:table-cell>
          <table:table-cell office:value-type="string" calcext:value-type="string">
            <text:p>Россия, Иваново, 1-я Водопроводная улица, 90А</text:p>
          </table:table-cell>
          <table:table-cell office:value-type="string" calcext:value-type="string">
            <text:p>57.03912,40.907338</text:p>
          </table:table-cell>
          <table:table-cell office:value-type="float" office:value="64.8" calcext:value-type="float">
            <text:p>64,8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острый пиелонефрит 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ж</text:p>
          </table:table-cell>
          <table:table-cell office:value-type="date" office:date-value="2004-10-26" calcext:value-type="date">
            <text:p>26.10.04</text:p>
          </table:table-cell>
          <table:table-cell office:value-type="string" calcext:value-type="string">
            <text:p>г.Иваново пр.Бакинский 84</text:p>
          </table:table-cell>
          <table:table-cell office:value-type="string" calcext:value-type="string">
            <text:p>Россия, Иваново, Бакинский проезд, 84</text:p>
          </table:table-cell>
          <table:table-cell office:value-type="string" calcext:value-type="string">
            <text:p>56.990155,40.9336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ж</text:p>
          </table:table-cell>
          <table:table-cell office:value-type="date" office:date-value="1999-02-01" calcext:value-type="date">
            <text:p>01.02.99</text:p>
          </table:table-cell>
          <table:table-cell office:value-type="string" calcext:value-type="string">
            <text:p>Ивановский р-он,д Иванцево ул, Молодежная д19</text:p>
          </table:table-cell>
          <table:table-cell office:value-type="string" calcext:value-type="string">
            <text:p>Россия, Ивановская область, Ивановский район, деревня Иванцево, Молодежная улица, 19</text:p>
          </table:table-cell>
          <table:table-cell office:value-type="string" calcext:value-type="string">
            <text:p>57.104077,40.90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да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Дисметаболическая нефропатия 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ж</text:p>
          </table:table-cell>
          <table:table-cell office:value-type="date" office:date-value="2002-12-02" calcext:value-type="date">
            <text:p>02.12.02</text:p>
          </table:table-cell>
          <table:table-cell office:value-type="string" calcext:value-type="string">
            <text:p>г.Иваново ул Спортивная 21</text:p>
          </table:table-cell>
          <table:table-cell office:value-type="string" calcext:value-type="string">
            <text:p>Россия, Иваново, Спортивная улица, 19</text:p>
          </table:table-cell>
          <table:table-cell office:value-type="string" calcext:value-type="string">
            <text:p>57.029652,40.98450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нет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Хронический пиелонефрит, вторичный, дисметаболический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.00.0000</text:date>, <text:time style:data-style-name="N2" text:time-value="13:20:46.7987376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4:19:38.382000000</meta:creation-date>
    <dc:date>2017-05-13T14:26:07.508884351</dc:date>
    <meta:editing-duration>PT25M35S</meta:editing-duration>
    <meta:editing-cycles>7</meta:editing-cycles>
    <meta:generator>LibreOffice/5.3.1.2$Linux_x86 LibreOffice_project/30m0$Build-2</meta:generator>
    <meta:document-statistic meta:table-count="1" meta:cell-count="1165" meta:object-count="0"/>
  </office:meta>
</office:document-meta>
</file>